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26dd" officeooo:paragraph-rsid="001526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v 2:</text:p>
      <text:p text:style-name="P1"/>
      <text:p text:style-name="P1">To do:</text:p>
      <text:p text:style-name="P1"/>
      <text:p text:style-name="P1">dataset with 4X4 features (4 for each wheel): temperature, current, voltage…</text:p>
      <text:p text:style-name="P1">dataset with 1X4 features (4 for only one wheel)</text:p>
      <text:p text:style-name="P1"/>
      <text:p text:style-name="P1">Models:</text:p>
      <text:p text:style-name="P1"/>
      <text:p text:style-name="P1">add convolutional autoencoder, lstm-variational autoencoder</text:p>
      <text:p text:style-name="P1"/>
      <text:p text:style-name="P1">Data:</text:p>
      <text:p text:style-name="P1"/>
      <text:p text:style-name="P1">get different sample from the past and predict on the next window: for example get back 50 time step to predict next 5 time steps (also if the model was trained on different sequence length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6:47:57.441588539</meta:creation-date>
    <meta:generator>LibreOffice/7.3.6.2$Linux_X86_64 LibreOffice_project/30$Build-2</meta:generator>
    <dc:date>2022-11-02T16:51:15.568981333</dc:date>
    <meta:editing-duration>PT3M18S</meta:editing-duration>
    <meta:editing-cycles>1</meta:editing-cycles>
    <meta:document-statistic meta:table-count="0" meta:image-count="0" meta:object-count="0" meta:page-count="1" meta:paragraph-count="8" meta:word-count="66" meta:character-count="397" meta:non-whitespace-character-count="339"/>
  </office:meta>
</office:document-meta>
</file>